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DefinitionImpl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DefinitionImpl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DefinitionImpl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temDefinitionImpl( ItemDef itemDef , NodeTypeManagerImpl ntMg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DefinitionImpl.getDeclaringNod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DefinitionImpl.definesResid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